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9.6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produits</text:p>
          </table:table-cell>
          <table:table-cell table:style-name="ce3" office:value-type="string" calcext:value-type="string">
            <text:p>lien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é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atelas 90*200</text:p>
          </table:table-cell>
          <table:table-cell office:value-type="string" calcext:value-type="string">
            <text:p>http://www.ikea.com/fr/fr/catalog/products/30293445/</text:p>
          </table:table-cell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table:formula="of:=[.C2]*[.D2]"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sommier 90*200</text:p>
          </table:table-cell>
          <table:table-cell office:value-type="string" calcext:value-type="string">
            <text:p>http://www.ikea.com/fr/fr/catalog/products/S09002330/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formula="of:=[.C3]*[.D3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pieds de lits</text:p>
          </table:table-cell>
          <table:table-cell office:value-type="string" calcext:value-type="string">
            <text:p>http://www.ikea.com/fr/fr/catalog/products/30045144/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4]*[.D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êtes de lits</text:p>
          </table:table-cell>
          <table:table-cell office:value-type="string" calcext:value-type="string">
            <text:p>http://www.ikea.com/fr/fr/catalog/products/10269173/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C5]*[.D5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mmodes chambres</text:p>
          </table:table-cell>
          <table:table-cell office:value-type="string" calcext:value-type="string">
            <text:p>http://www.but.fr/produits/64454/Commode-3-tiroirs-BEST-Chene.html</text:p>
          </table:table-cell>
          <table:table-cell office:value-type="float" office:value="8" calcext:value-type="float">
            <text:p>8</text:p>
          </table:table-cell>
          <table:table-cell office:value-type="float" office:value="69.99" calcext:value-type="float">
            <text:p>69.99</text:p>
          </table:table-cell>
          <table:table-cell table:formula="of:=[.C6]*[.D6]" office:value-type="float" office:value="559.92" calcext:value-type="float">
            <text:p>559.92</text:p>
          </table:table-cell>
        </table:table-row>
        <table:table-row table:style-name="ro1">
          <table:table-cell office:value-type="string" calcext:value-type="string">
            <text:p>télévision chambres</text:p>
          </table:table-cell>
          <table:table-cell table:style-name="Default" office:value-type="string" calcext:value-type="string">
            <text:p>http://www.darty.com/nav/achat/hifi_video/televiseurs-led/grand_ecran_led/samsung_ue22h5000.html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formula="of:=[.C7]*[.D7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élévision séjour</text:p>
          </table:table-cell>
          <table:table-cell office:value-type="string" calcext:value-type="string">
            <text:p>http://www.darty.com/nav/achat/hifi_video/televiseurs-led/grand_ecran_led/samsung_ue40h5003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8]*[.D8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http://www.but-cuisines.fr/cuisines/cuisine-july-chene-fume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formula="of:=[.C9]*[.D9]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laques</text:p>
          </table:table-cell>
          <table:table-cell office:value-type="string" calcext:value-type="string">
            <text:p>http://www.but.fr/produits/38600/Table-induction-BRANDT-TI112B.html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299.99</text:p>
          </table:table-cell>
          <table:table-cell table:formula="of:=[.C10]*[.D10]" office:value-type="float" office:value="299.99" calcext:value-type="float">
            <text:p>299.99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http://www.but.fr/produits/79218/Refrigerateur-1pte-integrable-CANDY-CFBL2150E.html</text:p>
          </table:table-cell>
          <table:table-cell office:value-type="float" office:value="1" calcext:value-type="float">
            <text:p>1</text:p>
          </table:table-cell>
          <table:table-cell office:value-type="float" office:value="389.99" calcext:value-type="float">
            <text:p>389.99</text:p>
          </table:table-cell>
          <table:table-cell table:formula="of:=[.C11]*[.D11]" office:value-type="float" office:value="389.99" calcext:value-type="float">
            <text:p>389.99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http://www.but.fr/produits/76286/Four-encastrable-BRANDT-FP1371X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2]*[.D12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otte</text:p>
          </table:table-cell>
          <table:table-cell office:value-type="string" calcext:value-type="string">
            <text:p>http://www.but.fr/produits/88953/Hotte-decoration-BRANDT-AD1516X.html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299.99</text:p>
          </table:table-cell>
          <table:table-cell table:formula="of:=[.C13]*[.D13]" office:value-type="float" office:value="299.99" calcext:value-type="float">
            <text:p>299.99</text:p>
          </table:table-cell>
        </table:table-row>
        <table:table-row table:style-name="ro1">
          <table:table-cell office:value-type="string" calcext:value-type="string">
            <text:p>lave vaisselle</text:p>
          </table:table-cell>
          <table:table-cell office:value-type="string" calcext:value-type="string">
            <text:p>http://www.but.fr/produits/82299/Lave-vaisselle-integrable-BOSCH-SMI50D05EU.html</text:p>
          </table:table-cell>
          <table:table-cell office:value-type="float" office:value="1" calcext:value-type="float">
            <text:p>1</text:p>
          </table:table-cell>
          <table:table-cell office:value-type="float" office:value="379.99" calcext:value-type="float">
            <text:p>379.99</text:p>
          </table:table-cell>
          <table:table-cell table:formula="of:=[.C14]*[.D14]" office:value-type="float" office:value="379.99" calcext:value-type="float">
            <text:p>379.99</text:p>
          </table:table-cell>
        </table:table-row>
        <table:table-row table:style-name="ro1">
          <table:table-cell office:value-type="string" calcext:value-type="string">
            <text:p>machine à laver</text:p>
          </table:table-cell>
          <table:table-cell office:value-type="string" calcext:value-type="string">
            <text:p>http://www.darty.com/nav/achat/gros_electromenager/lavage_sechage/lave-linge_hublot/bosch_wab24211ff.html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[.C15]*[.D15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http://www.but.fr/produits/B139800000000/Canape-2-places-MILO-Tissu-gris-clair-Canape-3-places-MILO-Tissu-gris-clair-Fauteuil-MILO-tissu-gris-clair.html</text:p>
          </table:table-cell>
          <table:table-cell office:value-type="float" office:value="1" calcext:value-type="float">
            <text:p>1</text:p>
          </table:table-cell>
          <table:table-cell office:value-type="float" office:value="1067.76" calcext:value-type="float">
            <text:p>1067.76</text:p>
          </table:table-cell>
          <table:table-cell table:formula="of:=[.C16]*[.D16]" office:value-type="float" office:value="1067.76" calcext:value-type="float">
            <text:p>1067.76</text:p>
          </table:table-cell>
        </table:table-row>
        <table:table-row table:style-name="ro1">
          <table:table-cell office:value-type="string" calcext:value-type="string">
            <text:p>salon de jardin</text:p>
          </table:table-cell>
          <table:table-cell office:value-type="string" calcext:value-type="string">
            <text:p>http://www.ikea.com/fr/fr/catalog/products/S19053932/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formula="of:=[.C17]*[.D17]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onnelle</text:p>
          </table:table-cell>
          <table:table-cell office:value-type="string" calcext:value-type="string">
            <text:p>http://www.ikea.com/fr/fr/catalog/products/60198847/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formula="of:=[.C18]*[.D18]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7" table:formula="of:=SUM([.E2:.E19])" office:value-type="float" office:value="11160.64" calcext:value-type="float">
            <text:p>1116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7:39:44.829964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3:31:55.682476551</meta:creation-date>
    <meta:generator>LibreOffice/4.2.8.2$Linux_X86_64 LibreOffice_project/420m0$Build-2</meta:generator>
    <dc:date>2016-02-07T07:39:58.959604404</dc:date>
    <meta:editing-duration>PT2H14M11S</meta:editing-duration>
    <meta:editing-cycles>7</meta:editing-cycles>
    <meta:document-statistic meta:table-count="1" meta:cell-count="93" meta:object-count="0"/>
  </office:meta>
</office:document-meta>
</file>